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09cm" fo:margin-left="0cm" fo:break-before="page" table:align="left"/>
    </style:style>
    <style:style style:name="Tableau2.A" style:family="table-column">
      <style:table-column-properties style:column-width="2.094cm"/>
    </style:style>
    <style:style style:name="Tableau2.B" style:family="table-column">
      <style:table-column-properties style:column-width="0.706cm"/>
    </style:style>
    <style:style style:name="Tableau2.C" style:family="table-column">
      <style:table-column-properties style:column-width="4.262cm"/>
    </style:style>
    <style:style style:name="Tableau2.D" style:family="table-column">
      <style:table-column-properties style:column-width="0.545cm"/>
    </style:style>
    <style:style style:name="Tableau2.E" style:family="table-column">
      <style:table-column-properties style:column-width="1.94cm"/>
    </style:style>
    <style:style style:name="Tableau2.F" style:family="table-column">
      <style:table-column-properties style:column-width="4.967cm"/>
    </style:style>
    <style:style style:name="Tableau2.G" style:family="table-column">
      <style:table-column-properties style:column-width="2.49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1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Verdana" fo:font-size="10pt" fo:language="fr" fo:country="FR" fo:font-weight="normal" officeooo:paragraph-rsid="0013b54b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42f44" officeooo:paragraph-rsid="00142f44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4429" officeooo:paragraph-rsid="00144429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4429" officeooo:paragraph-rsid="00146d5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c6a69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f37d" officeooo:paragraph-rsid="0022955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aa19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2379f0" officeooo:paragraph-rsid="002379f0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6d57" officeooo:paragraph-rsid="00146d5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c6a69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fca7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25d21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2c2749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1f8be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1fca7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5d21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7a90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452e5" officeooo:paragraph-rsid="002452e5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7a900" officeooo:paragraph-rsid="0027a900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aa19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a548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4e29ec"/>
    </style:style>
    <style:style style:name="T6" style:family="text">
      <style:text-properties officeooo:rsid="00144429"/>
    </style:style>
    <style:style style:name="T7" style:family="text">
      <style:text-properties officeooo:rsid="00146d57"/>
    </style:style>
    <style:style style:name="T8" style:family="text">
      <style:text-properties officeooo:rsid="001de409"/>
    </style:style>
    <style:style style:name="T9" style:family="text">
      <style:text-properties officeooo:rsid="001fca7e"/>
    </style:style>
    <style:style style:name="T10" style:family="text">
      <style:text-properties officeooo:rsid="0020a548"/>
    </style:style>
    <style:style style:name="T11" style:family="text">
      <style:text-properties officeooo:rsid="00229550"/>
    </style:style>
    <style:style style:name="T12" style:family="text">
      <style:text-properties officeooo:rsid="002cc6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office:value-type="string">
            <text:p text:style-name="P16">Fonctionnel</text:p>
          </table:table-cell>
          <table:table-cell table:style-name="Tableau2.A2" table:number-columns-spanned="3" office:value-type="string">
            <text:p text:style-name="P7">Référence : </text:p>
          </table:table-cell>
          <table:covered-table-cell/>
          <table:covered-table-cell/>
          <table:table-cell table:style-name="Tableau2.G2" office:value-type="string">
            <text:p text:style-name="P16">F2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9">Classe Stoc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8">Vérifier la gestion du stock des rouleaux <text:span text:style-name="T6">en mémoi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3"><text:span text:style-name="T5">État</text:span><text:span text:style-name="T4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3"><text:span text:style-name="T4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4">Programme</text:span> </text:p>
          </table:table-cell>
          <table:covered-table-cell/>
          <table:table-cell table:style-name="Tableau2.A2" table:number-columns-spanned="3" office:value-type="string">
            <text:p text:style-name="P12">Sous Windows ou Linux</text:p>
            <text:p text:style-name="P12">Projet TestGestionStock</text:p>
            <text:p text:style-name="P12">À son point d’entrée</text:p>
          </table:table-cell>
          <table:covered-table-cell/>
          <table:covered-table-cell/>
          <table:table-cell table:style-name="Tableau2.G2" table:number-columns-spanned="2" office:value-type="string">
            <text:p text:style-name="P12">Ordinateur avec QT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1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1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0">Repère</text:p>
          </table:table-cell>
          <table:table-cell table:style-name="Tableau2.A2" table:number-columns-spanned="3" office:value-type="string">
            <text:p text:style-name="P10">Opérations</text:p>
          </table:table-cell>
          <table:covered-table-cell/>
          <table:covered-table-cell/>
          <table:table-cell table:style-name="Tableau2.G2" table:number-columns-spanned="3" office:value-type="string">
            <text:p text:style-name="P10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1</text:p>
          </table:table-cell>
          <table:table-cell table:style-name="Tableau2.A13" table:number-columns-spanned="3" office:value-type="string">
            <text:p text:style-name="P19">Saisir la référence « a »</text:p>
            <text:p text:style-name="P19">Saisir le diamètre « 100 »</text:p>
            <text:p text:style-name="P19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27">Rouleaux en stock contient : a – 100</text:p>
            <text:p text:style-name="P27">Rouleaux retenus : vide <text:s/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2</text:p>
          </table:table-cell>
          <table:table-cell table:style-name="Tableau2.A13" table:number-columns-spanned="3" office:value-type="string">
            <text:p text:style-name="P20">Répéter l’opération n°1 </text:p>
            <text:p text:style-name="P20"><text:span text:style-name="T11">x</text:span>5 </text:p>
          </table:table-cell>
          <table:covered-table-cell/>
          <table:covered-table-cell/>
          <table:table-cell table:style-name="Tableau2.E13" table:number-columns-spanned="3" office:value-type="string">
            <text:p text:style-name="P32">Rouleaux en stock contient : </text:p>
            <text:p text:style-name="P32">a - 100 </text:p>
            <text:p text:style-name="P32">a - 100 </text:p>
            <text:p text:style-name="P32">a - 100 </text:p>
            <text:p text:style-name="P32">a - 100 </text:p>
            <text:p text:style-name="P32"><text:s/>a - 100 <text:s/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3</text:p>
          </table:table-cell>
          <table:table-cell table:style-name="Tableau2.A13" table:number-columns-spanned="3" office:value-type="string">
            <text:p text:style-name="P19">Saisir la référence « <text:span text:style-name="T9">b</text:span> »</text:p>
            <text:p text:style-name="P19">Saisir le diamètre « <text:span text:style-name="T9">2</text:span>00 »</text:p>
            <text:p text:style-name="P19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33">Rouleaux en stock contient : </text:p>
            <text:p text:style-name="P33">a - 100 </text:p>
            <text:p text:style-name="P33">a - 100 </text:p>
            <text:p text:style-name="P33">a - 100 </text:p>
            <text:p text:style-name="P33">a - 100 </text:p>
            <text:p text:style-name="P28"><text:span text:style-name="T8"><text:s/>a - 100 <text:s/></text:span></text:p>
            <text:p text:style-name="P28"><text:span text:style-name="T9">b - 200</text:span> 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4</text:p>
          </table:table-cell>
          <table:table-cell table:style-name="Tableau2.A13" table:number-columns-spanned="3" office:value-type="string">
            <text:p text:style-name="P17">Appui sur le bouton «Nouveau»</text:p>
          </table:table-cell>
          <table:covered-table-cell/>
          <table:covered-table-cell/>
          <table:table-cell table:style-name="Tableau2.E13" table:number-columns-spanned="3" office:value-type="string">
            <text:p text:style-name="P25">Ajoute un rouleau dans le stock.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5</text:p>
          </table:table-cell>
          <table:table-cell table:style-name="Tableau2.A13" table:number-columns-spanned="3" office:value-type="string">
            <text:p text:style-name="P21">Saisir référence « a »</text:p>
            <text:p text:style-name="P21">Saisir diamètre « 100 »</text:p>
            <text:p text:style-name="P18">Appui sur le bouton «<text:span text:style-name="T7">Retrait</text:span>»</text:p>
          </table:table-cell>
          <table:covered-table-cell/>
          <table:covered-table-cell/>
          <table:table-cell table:style-name="Tableau2.E13" table:number-columns-spanned="3" office:value-type="string">
            <text:p text:style-name="P26">Recherche la meilleure série dans le stock. <text:span text:style-name="T3">(affiche les 6 meilleurs résultats : les 6 rouleaux dont les diamètres sont les plus proches)</text:span></text:p>
            <text:p text:style-name="P26"><text:span text:style-name="T3"/></text:p>
            <text:p text:style-name="P38"><text:span text:style-name="T10">R</text:span>ouleaux retenus contient : </text:p>
            <text:p text:style-name="P38">a – 100</text:p>
            <text:p text:style-name="P35">a - 100 </text:p>
            <text:p text:style-name="P35">a - 100 </text:p>
            <text:p text:style-name="P35">a - 100 </text:p>
            <text:p text:style-name="P35">a - 100 </text:p>
            <text:p text:style-name="P30"><text:span text:style-name="T8"><text:s/>a - 100 <text:s/></text:span></text:p>
            <text:p text:style-name="P39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3">6</text:p>
          </table:table-cell>
          <table:table-cell table:style-name="Tableau2.A13" table:number-columns-spanned="3" office:value-type="string">
            <text:p text:style-name="P21"/>
            <text:p text:style-name="P21">Saisir référence « a »</text:p>
            <text:p text:style-name="P21">Saisir diamètre « 100 »</text:p>
            <text:p text:style-name="P18"/>
            <text:p text:style-name="P18"><text:soft-page-break/>Appui sur le bouton «<text:span text:style-name="T7">Suppression</text:span>»</text:p>
          </table:table-cell>
          <table:covered-table-cell/>
          <table:covered-table-cell/>
          <table:table-cell table:style-name="Tableau2.E13" table:number-columns-spanned="3" office:value-type="string">
            <text:p text:style-name="P26">Supprime les rouleaux retenus du stock.</text:p>
            <text:p text:style-name="P37">Rouleaux en stock contient : </text:p>
            <text:p text:style-name="P36">a - 100 </text:p>
            <text:p text:style-name="P36">a - 100 </text:p>
            <text:p text:style-name="P36"><text:soft-page-break/>a - 100 </text:p>
            <text:p text:style-name="P36">a - 100 </text:p>
            <text:p text:style-name="P31"><text:span text:style-name="T8"><text:s/>a - 100 <text:s/></text:span></text:p>
            <text:p text:style-name="P31"><text:span text:style-name="T8">b - 200</text:span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24">7</text:p>
          </table:table-cell>
          <table:table-cell table:style-name="Tableau2.A13" table:number-columns-spanned="3" office:value-type="string">
            <text:p text:style-name="P22"/>
            <text:p text:style-name="P22">Répéter l’opération n°6 </text:p>
            <text:p text:style-name="P22">x5</text:p>
            <text:p text:style-name="P22"/>
          </table:table-cell>
          <table:covered-table-cell/>
          <table:covered-table-cell/>
          <table:table-cell table:style-name="Tableau2.E13" table:number-columns-spanned="3" office:value-type="string">
            <text:p text:style-name="P40">Rouleaux en stock contient : </text:p>
            <text:p text:style-name="P40">b - 2<text:span text:style-name="T12">00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8-11-05T15:19:09.380841071</dc:date>
    <meta:editing-duration>PT1H6M51S</meta:editing-duration>
    <meta:editing-cycles>28</meta:editing-cycles>
    <meta:generator>LibreOffice/6.0.6.2$Linux_X86_64 LibreOffice_project/00m0$Build-2</meta:generator>
    <meta:document-statistic meta:table-count="1" meta:image-count="0" meta:object-count="0" meta:page-count="2" meta:paragraph-count="82" meta:word-count="286" meta:character-count="1411" meta:non-whitespace-character-count="1158"/>
  </office:meta>
</office:document-meta>
</file>